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  <draw:custom-shape draw:style-name="gr4" draw:text-style-name="P2" xml:id="id7" draw:id="id7" draw:layer="layout" svg:width="1.749cm" svg:height="1.66cm" svg:x="28.004cm" svg:y="27.13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7.969cm" draw:start-shape="id4" draw:start-glue-point="10" draw:end-shape="id7" draw:end-glue-point="6" svg:d="M20053 21065l7951 6904" svg:viewBox="0 0 7952 6905">
          <text:p/>
        </draw:connector>
        <draw:custom-shape draw:style-name="gr3" draw:text-style-name="P2" xml:id="id8" draw:id="id8" draw:layer="layout" svg:width="1.749cm" svg:height="1.66cm" svg:x="18.304cm" svg:y="22.53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3.366cm" svg:x2="28.004cm" svg:y2="18.765cm" draw:start-shape="id8" draw:start-glue-point="10" draw:end-shape="id2" draw:end-glue-point="6" svg:d="M20053 23366l7951-4601" svg:viewBox="0 0 7952 4602">
          <text:p/>
        </draw:connector>
        <draw:connector draw:style-name="gr5" draw:text-style-name="P1" draw:layer="layout" draw:type="line" svg:x1="20.053cm" svg:y1="23.366cm" svg:x2="28.004cm" svg:y2="21.066cm" draw:start-shape="id8" draw:start-glue-point="10" draw:end-shape="id3" draw:end-glue-point="6" svg:d="M20053 23366l7951-2300" svg:viewBox="0 0 7952 2301">
          <text:p/>
        </draw:connector>
        <draw:custom-shape draw:style-name="gr4" draw:text-style-name="P2" xml:id="id9" draw:id="id9" draw:layer="layout" svg:width="1.749cm" svg:height="1.66cm" svg:x="28.004cm" svg:y="29.44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3.366cm" svg:x2="28.004cm" svg:y2="30.27cm" draw:start-shape="id8" draw:start-glue-point="10" draw:end-shape="id9" draw:end-glue-point="6" svg:d="M20053 23366l7951 6904" svg:viewBox="0 0 7952 6905">
          <text:p/>
        </draw:connector>
        <draw:custom-shape draw:style-name="gr3" draw:text-style-name="P2" xml:id="id10" draw:id="id10" draw:layer="layout" svg:width="1.749cm" svg:height="1.66cm" svg:x="18.304cm" svg:y="24.83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1.749cm" svg:height="1.66cm" svg:x="18.304cm" svg:y="27.13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749cm" svg:height="1.66cm" svg:x="18.304cm" svg:y="29.43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5" draw:id="id15" draw:layer="layout" svg:width="1.749cm" svg:height="1.66cm" svg:x="18.304cm" svg:y="31.7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1.749cm" svg:height="1.66cm" svg:x="18.304cm" svg:y="34.04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7" draw:id="id17" draw:layer="layout" svg:width="1.749cm" svg:height="1.66cm" svg:x="18.304cm" svg:y="36.34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1.749cm" svg:height="1.66cm" svg:x="18.304cm" svg:y="38.64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" draw:id="id21" draw:layer="layout" svg:width="1.749cm" svg:height="1.66cm" svg:x="18.304cm" svg:y="40.94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" draw:id="id12" draw:layer="layout" svg:width="1.749cm" svg:height="1.66cm" svg:x="28.004cm" svg:y="31.741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749cm" svg:height="1.66cm" svg:x="28.004cm" svg:y="34.042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" draw:id="id18" draw:layer="layout" svg:width="1.749cm" svg:height="1.66cm" svg:x="28.004cm" svg:y="36.343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" draw:id="id19" draw:layer="layout" svg:width="1.749cm" svg:height="1.66cm" svg:x="28.004cm" svg:y="38.644cm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5.667cm" svg:x2="28.004cm" svg:y2="25.668cm" draw:start-shape="id10" draw:start-glue-point="10" draw:end-shape="id6" draw:end-glue-point="6" svg:d="M20053 25667l7951 1" svg:viewBox="0 0 7952 2">
          <text:p/>
        </draw:connector>
        <draw:connector draw:style-name="gr5" draw:text-style-name="P1" draw:layer="layout" draw:type="line" svg:x1="20.053cm" svg:y1="25.667cm" svg:x2="28.004cm" svg:y2="27.969cm" draw:start-shape="id10" draw:start-glue-point="10" draw:end-shape="id7" draw:end-glue-point="6" svg:d="M20053 25667l7951 2302" svg:viewBox="0 0 7952 2303">
          <text:p/>
        </draw:connector>
        <draw:connector draw:style-name="gr5" draw:text-style-name="P1" draw:layer="layout" draw:type="line" svg:x1="20.053cm" svg:y1="27.968cm" svg:x2="28.004cm" svg:y2="21.066cm" draw:start-shape="id11" draw:start-glue-point="10" draw:end-shape="id3" draw:end-glue-point="6" svg:d="M20053 27968l7951-6902" svg:viewBox="0 0 7952 6903">
          <text:p/>
        </draw:connector>
        <draw:connector draw:style-name="gr5" draw:text-style-name="P1" draw:layer="layout" draw:type="line" svg:x1="20.053cm" svg:y1="27.968cm" svg:x2="28.004cm" svg:y2="30.27cm" draw:start-shape="id11" draw:start-glue-point="10" draw:end-shape="id9" draw:end-glue-point="6" svg:d="M20053 27968l7951 2302" svg:viewBox="0 0 7952 2303">
          <text:p/>
        </draw:connector>
        <draw:connector draw:style-name="gr5" draw:text-style-name="P1" draw:layer="layout" draw:type="line" svg:x1="20.053cm" svg:y1="27.968cm" svg:x2="28.004cm" svg:y2="32.571cm" draw:start-shape="id11" draw:start-glue-point="10" draw:end-shape="id12" draw:end-glue-point="6" svg:d="M20053 27968l7951 4603" svg:viewBox="0 0 7952 4604">
          <text:p/>
        </draw:connector>
        <draw:connector draw:style-name="gr5" draw:text-style-name="P1" draw:layer="layout" draw:type="line" svg:x1="20.053cm" svg:y1="27.968cm" svg:x2="28.004cm" svg:y2="25.668cm" draw:start-shape="id11" draw:start-glue-point="10" draw:end-shape="id6" draw:end-glue-point="6" svg:d="M20053 27968l7951-2300" svg:viewBox="0 0 7952 2301">
          <text:p/>
        </draw:connector>
        <draw:connector draw:style-name="gr5" draw:text-style-name="P1" draw:layer="layout" draw:type="line" svg:x1="20.053cm" svg:y1="27.968cm" svg:x2="28.004cm" svg:y2="27.969cm" draw:start-shape="id11" draw:start-glue-point="10" draw:end-shape="id7" draw:end-glue-point="6" svg:d="M20053 27968l7951 1" svg:viewBox="0 0 7952 2">
          <text:p/>
        </draw:connector>
        <draw:connector draw:style-name="gr5" draw:text-style-name="P1" draw:layer="layout" draw:type="line" svg:x1="20.053cm" svg:y1="30.269cm" svg:x2="28.004cm" svg:y2="21.066cm" draw:start-shape="id13" draw:start-glue-point="10" draw:end-shape="id3" draw:end-glue-point="6" svg:d="M20053 30269l7951-9203" svg:viewBox="0 0 7952 9204">
          <text:p/>
        </draw:connector>
        <draw:connector draw:style-name="gr5" draw:text-style-name="P1" draw:layer="layout" draw:type="line" svg:x1="20.053cm" svg:y1="30.269cm" svg:x2="28.004cm" svg:y2="34.872cm" draw:start-shape="id13" draw:start-glue-point="10" draw:end-shape="id14" draw:end-glue-point="6" svg:d="M20053 30269l7951 4603" svg:viewBox="0 0 7952 4604">
          <text:p/>
        </draw:connector>
        <draw:connector draw:style-name="gr5" draw:text-style-name="P1" draw:layer="layout" draw:type="line" svg:x1="20.053cm" svg:y1="32.57cm" svg:x2="28.004cm" svg:y2="32.571cm" draw:start-shape="id15" draw:start-glue-point="10" draw:end-shape="id12" draw:end-glue-point="6" svg:d="M20053 32570l7951 1" svg:viewBox="0 0 7952 2">
          <text:p/>
        </draw:connector>
        <draw:connector draw:style-name="gr5" draw:text-style-name="P1" draw:layer="layout" draw:type="line" svg:x1="20.053cm" svg:y1="34.871cm" svg:x2="28.004cm" svg:y2="27.969cm" draw:start-shape="id16" draw:start-glue-point="10" draw:end-shape="id7" draw:end-glue-point="6" svg:d="M20053 34871l7951-6902" svg:viewBox="0 0 7952 6903">
          <text:p/>
        </draw:connector>
        <draw:connector draw:style-name="gr5" draw:text-style-name="P1" draw:layer="layout" draw:type="line" svg:x1="20.053cm" svg:y1="37.172cm" svg:x2="28.004cm" svg:y2="21.066cm" draw:start-shape="id17" draw:start-glue-point="10" draw:end-shape="id3" draw:end-glue-point="6" svg:d="M20053 37172l7951-16106" svg:viewBox="0 0 7952 16107">
          <text:p/>
        </draw:connector>
        <draw:connector draw:style-name="gr5" draw:text-style-name="P1" draw:layer="layout" draw:type="line" svg:x1="20.053cm" svg:y1="37.172cm" svg:x2="28.004cm" svg:y2="34.872cm" draw:start-shape="id17" draw:start-glue-point="10" draw:end-shape="id14" draw:end-glue-point="6" svg:d="M20053 37172l7951-2300" svg:viewBox="0 0 7952 2301">
          <text:p/>
        </draw:connector>
        <draw:connector draw:style-name="gr5" draw:text-style-name="P1" draw:layer="layout" draw:type="line" svg:x1="20.053cm" svg:y1="37.172cm" svg:x2="28.004cm" svg:y2="37.173cm" draw:start-shape="id17" draw:start-glue-point="10" draw:end-shape="id18" draw:end-glue-point="6" svg:d="M20053 37172l7951 1" svg:viewBox="0 0 7952 2">
          <text:p/>
        </draw:connector>
        <draw:connector draw:style-name="gr5" draw:text-style-name="P1" draw:layer="layout" draw:type="line" svg:x1="20.053cm" svg:y1="37.172cm" svg:x2="28.004cm" svg:y2="32.571cm" draw:start-shape="id17" draw:start-glue-point="10" draw:end-shape="id12" draw:end-glue-point="6" svg:d="M20053 37172l7951-4601" svg:viewBox="0 0 7952 4602">
          <text:p/>
        </draw:connector>
        <draw:connector draw:style-name="gr5" draw:text-style-name="P1" draw:layer="layout" draw:type="line" svg:x1="20.053cm" svg:y1="37.172cm" svg:x2="28.004cm" svg:y2="39.474cm" draw:start-shape="id17" draw:start-glue-point="10" draw:end-shape="id19" draw:end-glue-point="6" svg:d="M20053 37172l7951 2302" svg:viewBox="0 0 7952 2303">
          <text:p/>
        </draw:connector>
        <draw:connector draw:style-name="gr5" draw:text-style-name="P1" draw:layer="layout" draw:type="line" svg:x1="20.053cm" svg:y1="37.172cm" svg:x2="28.004cm" svg:y2="27.969cm" draw:start-shape="id17" draw:start-glue-point="10" draw:end-shape="id7" draw:end-glue-point="6" svg:d="M20053 37172l7951-9203" svg:viewBox="0 0 7952 9204">
          <text:p/>
        </draw:connector>
        <draw:connector draw:style-name="gr5" draw:text-style-name="P1" draw:layer="layout" draw:type="line" svg:x1="20.053cm" svg:y1="39.473cm" svg:x2="28.004cm" svg:y2="34.872cm" draw:start-shape="id20" draw:start-glue-point="10" draw:end-shape="id14" draw:end-glue-point="6" svg:d="M20053 39473l7951-4601" svg:viewBox="0 0 7952 4602">
          <text:p/>
        </draw:connector>
        <draw:connector draw:style-name="gr5" draw:text-style-name="P1" draw:layer="layout" draw:type="line" svg:x1="20.053cm" svg:y1="39.473cm" svg:x2="28.004cm" svg:y2="21.066cm" draw:start-shape="id20" draw:start-glue-point="10" draw:end-shape="id3" draw:end-glue-point="6" svg:d="M20053 39473l7951-18407" svg:viewBox="0 0 7952 18408">
          <text:p/>
        </draw:connector>
        <draw:connector draw:style-name="gr5" draw:text-style-name="P1" draw:layer="layout" draw:type="line" svg:x1="20.053cm" svg:y1="39.473cm" svg:x2="28.004cm" svg:y2="37.173cm" draw:start-shape="id20" draw:start-glue-point="10" draw:end-shape="id18" draw:end-glue-point="6" svg:d="M20053 39473l7951-2300" svg:viewBox="0 0 7952 2301">
          <text:p/>
        </draw:connector>
        <draw:connector draw:style-name="gr5" draw:text-style-name="P1" draw:layer="layout" draw:type="line" svg:x1="20.053cm" svg:y1="41.774cm" svg:x2="28.004cm" svg:y2="39.474cm" draw:start-shape="id21" draw:start-glue-point="10" draw:end-shape="id19" draw:end-glue-point="6" svg:d="M20053 41774l7951-2300" svg:viewBox="0 0 7952 2301">
          <text:p/>
        </draw:connector>
        <draw:connector draw:style-name="gr5" draw:text-style-name="P1" draw:layer="layout" draw:type="line" svg:x1="20.053cm" svg:y1="41.774cm" svg:x2="28.004cm" svg:y2="27.969cm" draw:start-shape="id21" draw:start-glue-point="10" draw:end-shape="id7" draw:end-glue-point="6" svg:d="M20053 41774l7951-13805" svg:viewBox="0 0 7952 138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44.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15:39.760131771</dc:date>
    <dc:creator>elucterio </dc:creator>
    <meta:editing-duration>PT3H57M34S</meta:editing-duration>
    <meta:editing-cycles>41</meta:editing-cycles>
    <meta:generator>LibreOffice/4.2.8.2$Linux_X86_64 LibreOffice_project/420m0$Build-2</meta:generator>
    <meta:document-statistic meta:object-count="198"/>
  </office:meta>
</office:document-meta>
</file>